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76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9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7" table:default-cell-style-name="ce126"/>
        <table:table-column table:style-name="co4" table:default-cell-style-name="ce126"/>
        <table:table-column table:style-name="co8" table:default-cell-style-name="ce159"/>
        <table:table-column table:style-name="co9" table:default-cell-style-name="ce159"/>
        <table:table-column table:style-name="co10" table:number-columns-repeated="2" table:default-cell-style-name="ce159"/>
        <table:table-column table:style-name="co4" table:number-columns-repeated="2" table:default-cell-style-name="ce159"/>
        <table:table-column table:style-name="co11" table:default-cell-style-name="ce159"/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5"/>
          <table:table-cell table:style-name="ce155" office:value-type="string" calcext:value-type="string">
            <text:p>Monatsprotokoll (Stempelzeiten)</text:p>
          </table:table-cell>
          <table:table-cell table:style-name="ce146" table:number-columns-repeated="2"/>
          <table:table-cell table:style-name="ce156" table:number-columns-repeated="2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2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3"/>
          <table:table-cell table:style-name="ce154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4"/>
          <table:table-cell table:style-name="ce160" table:number-columns-repeated="7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18" office:value-type="string" calcext:value-type="string" table:number-columns-spanned="12" table:number-rows-spanned="1">
            <text:p>anwesend</text:p>
          </table:table-cell>
          <table:covered-table-cell table:style-name="ce7"/>
          <table:covered-table-cell table:style-name="ce29"/>
          <table:covered-table-cell table:number-columns-repeated="6" table:style-name="ce7"/>
          <table:covered-table-cell table:number-columns-repeated="2" table:style-name="ce5"/>
          <table:covered-table-cell table:style-name="ce7"/>
          <table:table-cell table:style-name="ce5" office:value-type="string" calcext:value-type="string">
            <text:p>Pause</text:p>
          </table:table-cell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7"/>
          <table:table-cell table:style-name="ce7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7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clock_times.getByIndex(0).start_time %}{{record.clock_times.getByIndex(0).start_time|date("H:i")=}{% else %}{{ record.clock_times.getByIndex(0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0).end_time %}{{record.clock_times.getByIndex(0).end_time|date("H:i")=}{% else %}{{ record.clock_times.getByIndex(0).end_time =}{% endif %} }</text:p>
          </table:table-cell>
          <table:table-cell table:style-name="ce142" office:value-type="string" calcext:value-type="string">
            <text:p>${twig: {% if record.clock_times.getByIndex(1).start_time %}{{record.clock_times.getByIndex(1).start_time|date("H:i")=}{% else %}{{ record.clock_times.getByIndex(1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1).end_time %}{{record.clock_times.getByIndex(1).end_time|date("H:i")=}{% else %}{{ record.clock_times.getByIndex(1).end_time =}{% endif %} }</text:p>
          </table:table-cell>
          <table:table-cell table:style-name="ce142" office:value-type="string" calcext:value-type="string">
            <text:p>${twig: {% if record.clock_times.getByIndex(2).start_time %}{{record.clock_times.getByIndex(2).start_time|date("H:i")=}{% else %}{{ record.clock_times.getByIndex(2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2).end_time %}{{record.clock_times.getByIndex(2).end_time|date("H:i")=}{% else %}{{ record.clock_times.getByIndex(2).end_time =}{% endif %} }</text:p>
          </table:table-cell>
          <table:table-cell table:style-name="ce142" office:value-type="string" calcext:value-type="string">
            <text:p>${twig: {% if record.clock_times.count &gt; 2 %}{{record.clock_times.getByIndex(record.clock_times.count-1).start_time|date("H:i")=}{% else %}{{ record.clock_times.getByIndex(record.clock_times.count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count &gt; 2 %}{{record.clock_times.getByIndex(record.clock_times.count-1).end_time|date("H:i")=}{% else %}{{ record.clock_times.getByIndex(record.clock_times.count).end_time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4"/>
          <table:table-cell table:style-name="ce162" table:number-columns-repeated="7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2"/>
          <table:table-cell table:style-name="ce163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3"/>
          <table:table-cell table:style-name="ce40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3"/>
          <table:table-cell table:style-name="ce165" table:number-columns-repeated="4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actualRemainingVacationDays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 (Planung):</text:p>
          </table:table-cell>
          <table:table-cell table:number-columns-repeated="2"/>
          <table:table-cell table:style-name="ce153" office:value-type="string" calcext:value-type="string">
            <text:p>${twig: scheduledRemainingVacationDays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+/- Korrrektur:</text:p>
          </table:table-cell>
          <table:table-cell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3"/>
          <table:table-cell table:style-name="ce166" office:value-type="string" calcext:value-type="string">
            <text:p>Zeitsaldo:</text:p>
          </table:table-cell>
          <table:table-cell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10"/>
          <table:table-cell table:style-name="ce167" table:number-columns-repeated="4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1"/>
          <table:table-cell table:style-name="ce168" table:number-columns-repeated="5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0:44:19.01504883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15T12:26:38.295121058</dc:date>
    <meta:editing-duration>PT12H29M57S</meta:editing-duration>
    <meta:editing-cycles>158</meta:editing-cycles>
    <meta:generator>LibreOffice/7.2.7.2$MacOSX_AARCH64 LibreOffice_project/8d71d29d553c0f7dcbfa38fbfda25ee34cce99a2</meta:generator>
    <meta:document-statistic meta:table-count="1" meta:cell-count="91" meta:object-count="0"/>
  </office:meta>
</office:document-meta>
</file>